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07cm"/>
    </style:style>
    <style:style style:name="co3" style:family="table-column">
      <style:table-column-properties fo:break-before="auto" style:column-width="1.007cm"/>
    </style:style>
    <style:style style:name="co4" style:family="table-column">
      <style:table-column-properties fo:break-before="auto" style:column-width="0.7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3" style:family="table-cell" style:parent-style-name="Default">
      <style:text-properties style:font-name="Abyssinica SI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5" style:family="table-cell" style:parent-style-name="Default">
      <style:table-cell-properties fo:background-color="transparent"/>
      <style:text-properties fo:color="#0000cc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number-columns-repeated="2" table:default-cell-style-name="Default"/>
        <table:table-column table:style-name="co4" table:number-columns-repeated="4" table:default-cell-style-name="ce5"/>
        <table:table-column table:style-name="co4" table:visibility="collapse" table:default-cell-style-name="ce5"/>
        <table:table-column table:style-name="co4" table:default-cell-style-name="ce5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файл распространяется на условиях (CC BY-SA 3.0) <text:a xlink:href="https://creativecommons.org/licenses/by-sa/3.0/" xlink:type="simple">https://creativecommons.org/licenses/by-sa/3.0/</text:a> 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office:value-type="string" calcext:value-type="string">
            <text:p>автор <text:a xlink:href="http://ferol.ru/" xlink:type="simple">http://ferol.ru</text:a>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сумма вкладов:</text:p>
          </table:table-cell>
          <table:covered-table-cell/>
          <table:table-cell table:style-name="ce4" table:formula="of:=SUM([.C7:.C59])" office:value-type="float" office:value="610" calcext:value-type="float" table:number-columns-spanned="7" table:number-rows-spanned="1">
            <text:p>610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9" table:number-rows-spanned="1">
            <text:p>(*) количество белых звёзд+0,1*количество серых звёзд</text:p>
          </table:table-cell>
          <table:covered-table-cell/>
          <table:covered-table-cell table:style-name="Default"/>
          <table:covered-table-cell table:number-columns-repeated="2"/>
          <table:covered-table-cell table:number-columns-repeated="4" table:style-name="Default"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ник</text:p>
          </table:table-cell>
          <table:table-cell office:value-type="string" calcext:value-type="string">
            <text:p>выигрыш</text:p>
          </table:table-cell>
          <table:table-cell table:style-name="Default" office:value-type="string" calcext:value-type="string">
            <text:p>вклад</text:p>
          </table:table-cell>
          <table:table-cell office:value-type="string" calcext:value-type="string">
            <text:p>баллы за кв</text:p>
          </table:table-cell>
          <table:table-cell/>
          <table:table-cell table:style-name="ce6" office:value-type="string" calcext:value-type="string">
            <text:p>номер врага в кв</text:p>
          </table:table-cell>
          <table:table-cell table:style-name="Default" office:value-type="string" calcext:value-type="string">
            <text:p>(*)</text:p>
          </table:table-cell>
          <table:table-cell table:style-name="ce6" office:value-type="string" calcext:value-type="string">
            <text:p>номер врага в кв</text:p>
          </table:table-cell>
          <table:table-cell table:style-name="ce6" office:value-type="string" calcext:value-type="string">
            <text:p>(*)</text:p>
          </table:table-cell>
          <table:table-cell/>
          <table:table-cell table:style-name="ce6" office:value-type="string" calcext:value-type="string">
            <text:p>Количество боёв (0, 1 или 2)</text:p>
          </table:table-cell>
          <table:table-cell table:style-name="ce5" office:value-type="float" office:value="10" calcext:value-type="float">
            <text:p>10</text:p>
          </table:table-cell>
          <table:table-cell table:formula="of:=SUM([.C7:.C59])" office:value-type="float" office:value="610" calcext:value-type="float">
            <text:p>610</text:p>
          </table:table-cell>
          <table:table-cell table:style-name="ce8" table:formula="of:=SUM([.D7:.D59])" office:value-type="float" office:value="4.4" calcext:value-type="float">
            <text:p>4,4</text:p>
          </table:table-cell>
          <table:table-cell office:value-type="string" calcext:value-type="string">
            <text:p>L1 = количество участников в кв</text:p>
          </table:table-cell>
        </table:table-row>
        <table:table-row table:style-name="ro1">
          <table:table-cell table:style-name="ce3" office:value-type="string" calcext:value-type="string">
            <text:p>первый</text:p>
          </table:table-cell>
          <table:table-cell table:formula="of:=ROUNDDOWN([.M7]/[.N$7]*[.M$6]*0.95;2)" office:value-type="float" office:value="185.18" calcext:value-type="float">
            <text:p>185,18</text:p>
          </table:table-cell>
          <table:table-cell office:value-type="float" office:value="100" calcext:value-type="float">
            <text:p>100</text:p>
          </table:table-cell>
          <table:table-cell table:formula="of:=IF([.E7]&gt;0;[.E7];0)" office:value-type="float" office:value="2.01" calcext:value-type="float">
            <text:p>2,01</text:p>
          </table:table-cell>
          <table:table-cell table:formula="of:=IF([.J7]&lt;0;(IF([.G7]&lt;1;[.G7]-0.5*[.F7];([.G7]-0.5)*([.L$6]+1-[.F7]))+IF([.I7]&lt;1;[.I7]-0.5*[.H7];([.I7]-0.5)*([.L$6]+1-[.H7])))/[.L$6]+[.J7]+1;&quot;&quot;)" office:value-type="float" office:value="2.01" calcext:value-type="float">
            <text:p>2,0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,1</text:p>
          </table:table-cell>
          <table:table-cell table:formula="of:=IF([.K7]=2;-1;IF([.K7]=1;-6;-11))" office:value-type="float" office:value="-1" calcext:value-type="float">
            <text:p>-1</text:p>
          </table:table-cell>
          <table:table-cell table:style-name="ce7" table:formula="of:=COUNT([.F7:.I7])/2" office:value-type="float" office:value="2" calcext:value-type="float">
            <text:p>2</text:p>
          </table:table-cell>
          <table:table-cell/>
          <table:table-cell table:formula="of:=[.C7]*[.D7]/[.M$6]/[.N$6]" office:value-type="float" office:value="0.0748882265275708" calcext:value-type="float">
            <text:p>0,0748882265</text:p>
          </table:table-cell>
          <table:table-cell table:formula="of:=SUM([.M7:.M59])" office:value-type="float" office:value="0.234351713859911" calcext:value-type="float">
            <text:p>0,2343517139</text:p>
          </table:table-cell>
          <table:table-cell/>
        </table:table-row>
        <table:table-row table:style-name="ro1">
          <table:table-cell table:style-name="ce3" office:value-type="string" calcext:value-type="string">
            <text:p>второй</text:p>
          </table:table-cell>
          <table:table-cell table:formula="of:=ROUNDDOWN([.M8]/[.N$7]*[.M$6]*0.95;2)" office:value-type="float" office:value="138.19" calcext:value-type="float">
            <text:p>138,19</text:p>
          </table:table-cell>
          <table:table-cell office:value-type="float" office:value="150" calcext:value-type="float">
            <text:p>150</text:p>
          </table:table-cell>
          <table:table-cell table:formula="of:=IF([.E8]&gt;0;[.E8];0)" office:value-type="float" office:value="1" calcext:value-type="float">
            <text:p>1</text:p>
          </table:table-cell>
          <table:table-cell table:formula="of:=IF([.J8]&lt;0;(IF([.G8]&lt;1;[.G8]-0.5*[.F8];([.G8]-0.5)*([.L$6]+1-[.F8]))+IF([.I8]&lt;1;[.I8]-0.5*[.H8];([.I8]-0.5)*([.L$6]+1-[.H8])))/[.L$6]+[.J8]+1;&quot;&quot;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F([.K8]=2;-1;IF([.K8]=1;-6;-11))" office:value-type="float" office:value="-1" calcext:value-type="float">
            <text:p>-1</text:p>
          </table:table-cell>
          <table:table-cell table:style-name="ce7" table:formula="of:=COUNT([.F8:.I8])/2" office:value-type="float" office:value="2" calcext:value-type="float">
            <text:p>2</text:p>
          </table:table-cell>
          <table:table-cell/>
          <table:table-cell table:formula="of:=[.C8]*[.D8]/[.M$6]/[.N$6]" office:value-type="float" office:value="0.0558867362146051" calcext:value-type="float">
            <text:p>0,055886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ретий</text:p>
          </table:table-cell>
          <table:table-cell table:formula="of:=ROUNDDOWN([.M9]/[.N$7]*[.M$6]*0.95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E9]&gt;0;[.E9];0)" office:value-type="float" office:value="0" calcext:value-type="float">
            <text:p>0</text:p>
          </table:table-cell>
          <table:table-cell table:formula="of:=IF([.J9]&lt;0;(IF([.G9]&lt;1;[.G9]-0.5*[.F9];([.G9]-0.5)*([.L$6]+1-[.F9]))+IF([.I9]&lt;1;[.I9]-0.5*[.H9];([.I9]-0.5)*([.L$6]+1-[.H9])))/[.L$6]+[.J9]+1;&quot;&quot;)" office:value-type="float" office:value="-0.25" calcext:value-type="float">
            <text:p>-0,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[.K9]=2;-1;IF([.K9]=1;-6;-11))" office:value-type="float" office:value="-1" calcext:value-type="float">
            <text:p>-1</text:p>
          </table:table-cell>
          <table:table-cell table:style-name="ce7" table:formula="of:=COUNT([.F9:.I9])/2" office:value-type="float" office:value="2" calcext:value-type="float">
            <text:p>2</text:p>
          </table:table-cell>
          <table:table-cell/>
          <table:table-cell table:formula="of:=[.C9]*[.D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твёртый</text:p>
          </table:table-cell>
          <table:table-cell table:formula="of:=ROUNDDOWN([.M10]/[.N$7]*[.M$6]*0.95;2)" office:value-type="float" office:value="256.12" calcext:value-type="float">
            <text:p>256,12</text:p>
          </table:table-cell>
          <table:table-cell office:value-type="float" office:value="200" calcext:value-type="float">
            <text:p>200</text:p>
          </table:table-cell>
          <table:table-cell table:formula="of:=IF([.E10]&gt;0;[.E10];0)" office:value-type="float" office:value="1.39" calcext:value-type="float">
            <text:p>1,39</text:p>
          </table:table-cell>
          <table:table-cell table:formula="of:=IF([.J10]&lt;0;(IF([.G10]&lt;1;[.G10]-0.5*[.F10];([.G10]-0.5)*([.L$6]+1-[.F10]))+IF([.I10]&lt;1;[.I10]-0.5*[.H10];([.I10]-0.5)*([.L$6]+1-[.H10])))/[.L$6]+[.J10]+1;&quot;&quot;)" office:value-type="float" office:value="1.39" calcext:value-type="float">
            <text:p>1,39</text:p>
          </table:table-cell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,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F([.K10]=2;-1;IF([.K10]=1;-6;-11))" office:value-type="float" office:value="-1" calcext:value-type="float">
            <text:p>-1</text:p>
          </table:table-cell>
          <table:table-cell table:style-name="ce7" table:formula="of:=COUNT([.F10:.I10])/2" office:value-type="float" office:value="2" calcext:value-type="float">
            <text:p>2</text:p>
          </table:table-cell>
          <table:table-cell/>
          <table:table-cell table:formula="of:=[.C10]*[.D10]/[.M$6]/[.N$6]" office:value-type="float" office:value="0.103576751117735" calcext:value-type="float">
            <text:p>0,1035767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ятый</text:p>
          </table:table-cell>
          <table:table-cell table:formula="of:=ROUNDDOWN([.M11]/[.N$7]*[.M$6]*0.95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1]&gt;0;[.E11];0)" office:value-type="float" office:value="0" calcext:value-type="float">
            <text:p>0</text:p>
          </table:table-cell>
          <table:table-cell table:formula="of:=IF([.J11]&lt;0;(IF([.G11]&lt;1;[.G11]-0.5*[.F11];([.G11]-0.5)*([.L$6]+1-[.F11]))+IF([.I11]&lt;1;[.I11]-0.5*[.H11];([.I11]-0.5)*([.L$6]+1-[.H11])))/[.L$6]+[.J11]+1;&quot;&quot;)" office:value-type="float" office:value="-10" calcext:value-type="float">
            <text:p>-10</text:p>
          </table:table-cell>
          <table:table-cell table:number-columns-repeated="4"/>
          <table:table-cell table:formula="of:=IF([.K11]=2;-1;IF([.K11]=1;-6;-11))" office:value-type="float" office:value="-11" calcext:value-type="float">
            <text:p>-11</text:p>
          </table:table-cell>
          <table:table-cell table:style-name="ce7" table:formula="of:=COUNT([.F11:.I11])/2" office:value-type="float" office:value="0" calcext:value-type="float">
            <text:p>0</text:p>
          </table:table-cell>
          <table:table-cell/>
          <table:table-cell table:formula="of:=[.C11]*[.D11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шестой</text:p>
          </table:table-cell>
          <table:table-cell table:formula="of:=ROUNDDOWN([.M12]/[.N$7]*[.M$6]*0.95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E12]&gt;0;[.E12];0)" office:value-type="float" office:value="0" calcext:value-type="float">
            <text:p>0</text:p>
          </table:table-cell>
          <table:table-cell table:formula="of:=IF([.J12]&lt;0;(IF([.G12]&lt;1;[.G12]-0.5*[.F12];([.G12]-0.5)*([.L$6]+1-[.F12]))+IF([.I12]&lt;1;[.I12]-0.5*[.H12];([.I12]-0.5)*([.L$6]+1-[.H12])))/[.L$6]+[.J12]+1;&quot;&quot;)" office:value-type="float" office:value="-4.7" calcext:value-type="float">
            <text:p>-4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K12]=2;-1;IF([.K12]=1;-6;-11))" office:value-type="float" office:value="-6" calcext:value-type="float">
            <text:p>-6</text:p>
          </table:table-cell>
          <table:table-cell table:style-name="ce7" table:formula="of:=COUNT([.F12:.I12])/2" office:value-type="float" office:value="1" calcext:value-type="float">
            <text:p>1</text:p>
          </table:table-cell>
          <table:table-cell/>
          <table:table-cell table:formula="of:=[.C12]*[.D12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дьмой</text:p>
          </table:table-cell>
          <table:table-cell table:formula="of:=ROUNDDOWN([.M13]/[.N$7]*[.M$6]*0.95;2)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IF([.E13]&gt;0;[.E13];0)" office:value-type="float" office:value="0" calcext:value-type="float">
            <text:p>0</text:p>
          </table:table-cell>
          <table:table-cell table:formula="of:=IF([.J13]&lt;0;(IF([.G13]&lt;1;[.G13]-0.5*[.F13];([.G13]-0.5)*([.L$6]+1-[.F13]))+IF([.I13]&lt;1;[.I13]-0.5*[.H13];([.I13]-0.5)*([.L$6]+1-[.H13])))/[.L$6]+[.J13]+1;&quot;&quot;)" office:value-type="float" office:value="-4.5" calcext:value-type="float">
            <text:p>-4,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K13]=2;-1;IF([.K13]=1;-6;-11))" office:value-type="float" office:value="-6" calcext:value-type="float">
            <text:p>-6</text:p>
          </table:table-cell>
          <table:table-cell table:style-name="ce7" table:formula="of:=COUNT([.F13:.I13])/2" office:value-type="float" office:value="1" calcext:value-type="float">
            <text:p>1</text:p>
          </table:table-cell>
          <table:table-cell/>
          <table:table-cell table:formula="of:=[.C13]*[.D13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восьмой</text:p>
          </table:table-cell>
          <table:table-cell table:formula="of:=ROUNDDOWN([.M14]/[.N$7]*[.M$6]*0.95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4]&gt;0;[.E14];0)" office:value-type="float" office:value="0" calcext:value-type="float">
            <text:p>0</text:p>
          </table:table-cell>
          <table:table-cell table:formula="of:=IF([.J14]&lt;0;(IF([.G14]&lt;1;[.G14]-0.5*[.F14];([.G14]-0.5)*([.L$6]+1-[.F14]))+IF([.I14]&lt;1;[.I14]-0.5*[.H14];([.I14]-0.5)*([.L$6]+1-[.H14])))/[.L$6]+[.J14]+1;&quot;&quot;)" office:value-type="float" office:value="-10" calcext:value-type="float">
            <text:p>-10</text:p>
          </table:table-cell>
          <table:table-cell table:number-columns-repeated="4"/>
          <table:table-cell table:formula="of:=IF([.K14]=2;-1;IF([.K14]=1;-6;-11))" office:value-type="float" office:value="-11" calcext:value-type="float">
            <text:p>-11</text:p>
          </table:table-cell>
          <table:table-cell table:style-name="ce7" table:formula="of:=COUNT([.F14:.I14])/2" office:value-type="float" office:value="0" calcext:value-type="float">
            <text:p>0</text:p>
          </table:table-cell>
          <table:table-cell/>
          <table:table-cell table:formula="of:=[.C14]*[.D14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вятый</text:p>
          </table:table-cell>
          <table:table-cell table:formula="of:=ROUNDDOWN([.M15]/[.N$7]*[.M$6]*0.95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5]&gt;0;[.E15];0)" office:value-type="float" office:value="0" calcext:value-type="float">
            <text:p>0</text:p>
          </table:table-cell>
          <table:table-cell table:formula="of:=IF([.J15]&lt;0;(IF([.G15]&lt;1;[.G15]-0.5*[.F15];([.G15]-0.5)*([.L$6]+1-[.F15]))+IF([.I15]&lt;1;[.I15]-0.5*[.H15];([.I15]-0.5)*([.L$6]+1-[.H15])))/[.L$6]+[.J15]+1;&quot;&quot;)" office:value-type="float" office:value="-10" calcext:value-type="float">
            <text:p>-10</text:p>
          </table:table-cell>
          <table:table-cell table:number-columns-repeated="4"/>
          <table:table-cell table:formula="of:=IF([.K15]=2;-1;IF([.K15]=1;-6;-11))" office:value-type="float" office:value="-11" calcext:value-type="float">
            <text:p>-11</text:p>
          </table:table-cell>
          <table:table-cell table:style-name="ce7" table:formula="of:=COUNT([.F15:.I15])/2" office:value-type="float" office:value="0" calcext:value-type="float">
            <text:p>0</text:p>
          </table:table-cell>
          <table:table-cell/>
          <table:table-cell table:formula="of:=[.C15]*[.D15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сятый</text:p>
          </table:table-cell>
          <table:table-cell table:formula="of:=ROUNDDOWN([.M16]/[.N$7]*[.M$6]*0.95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F([.E16]&gt;0;[.E16];0)" office:value-type="float" office:value="0" calcext:value-type="float">
            <text:p>0</text:p>
          </table:table-cell>
          <table:table-cell table:formula="of:=IF([.J16]&lt;0;(IF([.G16]&lt;1;[.G16]-0.5*[.F16];([.G16]-0.5)*([.L$6]+1-[.F16]))+IF([.I16]&lt;1;[.I16]-0.5*[.H16];([.I16]-0.5)*([.L$6]+1-[.H16])))/[.L$6]+[.J16]+1;&quot;&quot;)" office:value-type="float" office:value="-10" calcext:value-type="float">
            <text:p>-10</text:p>
          </table:table-cell>
          <table:table-cell table:number-columns-repeated="4"/>
          <table:table-cell table:formula="of:=IF([.K16]=2;-1;IF([.K16]=1;-6;-11))" office:value-type="float" office:value="-11" calcext:value-type="float">
            <text:p>-11</text:p>
          </table:table-cell>
          <table:table-cell table:style-name="ce7" table:formula="of:=COUNT([.F16:.I16])/2" office:value-type="float" office:value="0" calcext:value-type="float">
            <text:p>0</text:p>
          </table:table-cell>
          <table:table-cell/>
          <table:table-cell table:formula="of:=[.C16]*[.D16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диннадцатый</text:p>
          </table:table-cell>
          <table:table-cell table:formula="of:=ROUNDDOWN([.M17]/[.N$7]*[.M$6]*0.95;2)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IF([.E17]&gt;0;[.E17];0)" office:value-type="float" office:value="0" calcext:value-type="float">
            <text:p>0</text:p>
          </table:table-cell>
          <table:table-cell table:formula="of:=IF([.J17]&lt;0;(IF([.G17]&lt;1;[.G17]-0.5*[.F17];([.G17]-0.5)*([.L$6]+1-[.F17]))+IF([.I17]&lt;1;[.I17]-0.5*[.H17];([.I17]-0.5)*([.L$6]+1-[.H17])))/[.L$6]+[.J17]+1;&quot;&quot;)" office:value-type="float" office:value="-0.1" calcext:value-type="float">
            <text:p>-0,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IF([.K17]=2;-1;IF([.K17]=1;-6;-11))" office:value-type="float" office:value="-1" calcext:value-type="float">
            <text:p>-1</text:p>
          </table:table-cell>
          <table:table-cell table:style-name="ce7" table:formula="of:=COUNT([.F17:.I17])/2" office:value-type="float" office:value="2" calcext:value-type="float">
            <text:p>2</text:p>
          </table:table-cell>
          <table:table-cell/>
          <table:table-cell table:formula="of:=[.C17]*[.D17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енадцатый</text:p>
          </table:table-cell>
          <table:table-cell table:formula="of:=ROUNDDOWN([.M18]/[.N$7]*[.M$6]*0.95;2)" office:value-type="float" office:value="0" calcext:value-type="float">
            <text:p>0</text:p>
          </table:table-cell>
          <table:table-cell/>
          <table:table-cell table:formula="of:=IF([.E18]&gt;0;[.E18];0)" office:value-type="float" office:value="0" calcext:value-type="float">
            <text:p>0</text:p>
          </table:table-cell>
          <table:table-cell table:formula="of:=IF([.J18]&lt;0;(IF([.G18]&lt;1;[.G18]-0.5*[.F18];([.G18]-0.5)*([.L$6]+1-[.F18]))+IF([.I18]&lt;1;[.I18]-0.5*[.H18];([.I18]-0.5)*([.L$6]+1-[.H18])))/[.L$6]+[.J18]+1;&quot;&quot;)" office:value-type="float" office:value="-0.9" calcext:value-type="float">
            <text:p>-0,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IF([.K18]=2;-1;IF([.K18]=1;-6;-11))" office:value-type="float" office:value="-1" calcext:value-type="float">
            <text:p>-1</text:p>
          </table:table-cell>
          <table:table-cell table:style-name="ce7" table:formula="of:=COUNT([.F18:.I18])/2" office:value-type="float" office:value="2" calcext:value-type="float">
            <text:p>2</text:p>
          </table:table-cell>
          <table:table-cell/>
          <table:table-cell table:formula="of:=[.C18]*[.D18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19]/[.N$7]*[.M$6]*0.95;2)" office:value-type="float" office:value="0" calcext:value-type="float">
            <text:p>0</text:p>
          </table:table-cell>
          <table:table-cell/>
          <table:table-cell table:formula="of:=IF([.E19]&gt;0;[.E19];0)" office:value-type="float" office:value="0" calcext:value-type="float">
            <text:p>0</text:p>
          </table:table-cell>
          <table:table-cell table:formula="of:=IF([.J19]&lt;0;(IF([.G19]&lt;1;[.G19]-0.5*[.F19];([.G19]-0.5)*([.L$6]+1-[.F19]))+IF([.I19]&lt;1;[.I19]-0.5*[.H19];([.I19]-0.5)*([.L$6]+1-[.H19])))/[.L$6]+[.J19]+1;&quot;&quot;)" office:value-type="float" office:value="-10" calcext:value-type="float">
            <text:p>-10</text:p>
          </table:table-cell>
          <table:table-cell table:number-columns-repeated="4"/>
          <table:table-cell table:formula="of:=IF([.K19]=2;-1;IF([.K19]=1;-6;-11))" office:value-type="float" office:value="-11" calcext:value-type="float">
            <text:p>-11</text:p>
          </table:table-cell>
          <table:table-cell table:style-name="ce7" table:formula="of:=COUNT([.F19:.I19])/2" office:value-type="float" office:value="0" calcext:value-type="float">
            <text:p>0</text:p>
          </table:table-cell>
          <table:table-cell/>
          <table:table-cell table:formula="of:=[.C19]*[.D1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0]/[.N$7]*[.M$6]*0.95;2)" office:value-type="float" office:value="0" calcext:value-type="float">
            <text:p>0</text:p>
          </table:table-cell>
          <table:table-cell/>
          <table:table-cell table:formula="of:=IF([.E20]&gt;0;[.E20];0)" office:value-type="float" office:value="0" calcext:value-type="float">
            <text:p>0</text:p>
          </table:table-cell>
          <table:table-cell table:formula="of:=IF([.J20]&lt;0;(IF([.G20]&lt;1;[.G20]-0.5*[.F20];([.G20]-0.5)*([.L$6]+1-[.F20]))+IF([.I20]&lt;1;[.I20]-0.5*[.H20];([.I20]-0.5)*([.L$6]+1-[.H20])))/[.L$6]+[.J20]+1;&quot;&quot;)" office:value-type="float" office:value="-10" calcext:value-type="float">
            <text:p>-10</text:p>
          </table:table-cell>
          <table:table-cell table:number-columns-repeated="4"/>
          <table:table-cell table:formula="of:=IF([.K20]=2;-1;IF([.K20]=1;-6;-11))" office:value-type="float" office:value="-11" calcext:value-type="float">
            <text:p>-11</text:p>
          </table:table-cell>
          <table:table-cell table:style-name="ce7" table:formula="of:=COUNT([.F20:.I20])/2" office:value-type="float" office:value="0" calcext:value-type="float">
            <text:p>0</text:p>
          </table:table-cell>
          <table:table-cell/>
          <table:table-cell table:formula="of:=[.C20]*[.D20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1]/[.N$7]*[.M$6]*0.95;2)" office:value-type="float" office:value="0" calcext:value-type="float">
            <text:p>0</text:p>
          </table:table-cell>
          <table:table-cell/>
          <table:table-cell table:formula="of:=IF([.E21]&gt;0;[.E21];0)" office:value-type="float" office:value="0" calcext:value-type="float">
            <text:p>0</text:p>
          </table:table-cell>
          <table:table-cell table:formula="of:=IF([.J21]&lt;0;(IF([.G21]&lt;1;[.G21]-0.5*[.F21];([.G21]-0.5)*([.L$6]+1-[.F21]))+IF([.I21]&lt;1;[.I21]-0.5*[.H21];([.I21]-0.5)*([.L$6]+1-[.H21])))/[.L$6]+[.J21]+1;&quot;&quot;)" office:value-type="float" office:value="-10" calcext:value-type="float">
            <text:p>-10</text:p>
          </table:table-cell>
          <table:table-cell table:number-columns-repeated="4"/>
          <table:table-cell table:formula="of:=IF([.K21]=2;-1;IF([.K21]=1;-6;-11))" office:value-type="float" office:value="-11" calcext:value-type="float">
            <text:p>-11</text:p>
          </table:table-cell>
          <table:table-cell table:style-name="ce7" table:formula="of:=COUNT([.F21:.I21])/2" office:value-type="float" office:value="0" calcext:value-type="float">
            <text:p>0</text:p>
          </table:table-cell>
          <table:table-cell/>
          <table:table-cell table:formula="of:=[.C21]*[.D21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2]/[.N$7]*[.M$6]*0.95;2)" office:value-type="float" office:value="0" calcext:value-type="float">
            <text:p>0</text:p>
          </table:table-cell>
          <table:table-cell/>
          <table:table-cell table:formula="of:=IF([.E22]&gt;0;[.E22];0)" office:value-type="float" office:value="0" calcext:value-type="float">
            <text:p>0</text:p>
          </table:table-cell>
          <table:table-cell table:formula="of:=IF([.J22]&lt;0;(IF([.G22]&lt;1;[.G22]-0.5*[.F22];([.G22]-0.5)*([.L$6]+1-[.F22]))+IF([.I22]&lt;1;[.I22]-0.5*[.H22];([.I22]-0.5)*([.L$6]+1-[.H22])))/[.L$6]+[.J22]+1;&quot;&quot;)" office:value-type="float" office:value="-10" calcext:value-type="float">
            <text:p>-10</text:p>
          </table:table-cell>
          <table:table-cell table:number-columns-repeated="4"/>
          <table:table-cell table:formula="of:=IF([.K22]=2;-1;IF([.K22]=1;-6;-11))" office:value-type="float" office:value="-11" calcext:value-type="float">
            <text:p>-11</text:p>
          </table:table-cell>
          <table:table-cell table:style-name="ce7" table:formula="of:=COUNT([.F22:.I22])/2" office:value-type="float" office:value="0" calcext:value-type="float">
            <text:p>0</text:p>
          </table:table-cell>
          <table:table-cell/>
          <table:table-cell table:formula="of:=[.C22]*[.D22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3]/[.N$7]*[.M$6]*0.95;2)" office:value-type="float" office:value="0" calcext:value-type="float">
            <text:p>0</text:p>
          </table:table-cell>
          <table:table-cell/>
          <table:table-cell table:formula="of:=IF([.E23]&gt;0;[.E23];0)" office:value-type="float" office:value="0" calcext:value-type="float">
            <text:p>0</text:p>
          </table:table-cell>
          <table:table-cell table:formula="of:=IF([.J23]&lt;0;(IF([.G23]&lt;1;[.G23]-0.5*[.F23];([.G23]-0.5)*([.L$6]+1-[.F23]))+IF([.I23]&lt;1;[.I23]-0.5*[.H23];([.I23]-0.5)*([.L$6]+1-[.H23])))/[.L$6]+[.J23]+1;&quot;&quot;)" office:value-type="float" office:value="-10" calcext:value-type="float">
            <text:p>-10</text:p>
          </table:table-cell>
          <table:table-cell table:number-columns-repeated="4"/>
          <table:table-cell table:formula="of:=IF([.K23]=2;-1;IF([.K23]=1;-6;-11))" office:value-type="float" office:value="-11" calcext:value-type="float">
            <text:p>-11</text:p>
          </table:table-cell>
          <table:table-cell table:style-name="ce7" table:formula="of:=COUNT([.F23:.I23])/2" office:value-type="float" office:value="0" calcext:value-type="float">
            <text:p>0</text:p>
          </table:table-cell>
          <table:table-cell/>
          <table:table-cell table:formula="of:=[.C23]*[.D23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4]/[.N$7]*[.M$6]*0.95;2)" office:value-type="float" office:value="0" calcext:value-type="float">
            <text:p>0</text:p>
          </table:table-cell>
          <table:table-cell/>
          <table:table-cell table:formula="of:=IF([.E24]&gt;0;[.E24];0)" office:value-type="float" office:value="0" calcext:value-type="float">
            <text:p>0</text:p>
          </table:table-cell>
          <table:table-cell table:formula="of:=IF([.J24]&lt;0;(IF([.G24]&lt;1;[.G24]-0.5*[.F24];([.G24]-0.5)*([.L$6]+1-[.F24]))+IF([.I24]&lt;1;[.I24]-0.5*[.H24];([.I24]-0.5)*([.L$6]+1-[.H24])))/[.L$6]+[.J24]+1;&quot;&quot;)" office:value-type="float" office:value="-10" calcext:value-type="float">
            <text:p>-10</text:p>
          </table:table-cell>
          <table:table-cell table:number-columns-repeated="4"/>
          <table:table-cell table:formula="of:=IF([.K24]=2;-1;IF([.K24]=1;-6;-11))" office:value-type="float" office:value="-11" calcext:value-type="float">
            <text:p>-11</text:p>
          </table:table-cell>
          <table:table-cell table:style-name="ce7" table:formula="of:=COUNT([.F24:.I24])/2" office:value-type="float" office:value="0" calcext:value-type="float">
            <text:p>0</text:p>
          </table:table-cell>
          <table:table-cell/>
          <table:table-cell table:formula="of:=[.C24]*[.D24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5]/[.N$7]*[.M$6]*0.95;2)" office:value-type="float" office:value="0" calcext:value-type="float">
            <text:p>0</text:p>
          </table:table-cell>
          <table:table-cell/>
          <table:table-cell table:formula="of:=IF([.E25]&gt;0;[.E25];0)" office:value-type="float" office:value="0" calcext:value-type="float">
            <text:p>0</text:p>
          </table:table-cell>
          <table:table-cell table:formula="of:=IF([.J25]&lt;0;(IF([.G25]&lt;1;[.G25]-0.5*[.F25];([.G25]-0.5)*([.L$6]+1-[.F25]))+IF([.I25]&lt;1;[.I25]-0.5*[.H25];([.I25]-0.5)*([.L$6]+1-[.H25])))/[.L$6]+[.J25]+1;&quot;&quot;)" office:value-type="float" office:value="-10" calcext:value-type="float">
            <text:p>-10</text:p>
          </table:table-cell>
          <table:table-cell table:number-columns-repeated="4"/>
          <table:table-cell table:formula="of:=IF([.K25]=2;-1;IF([.K25]=1;-6;-11))" office:value-type="float" office:value="-11" calcext:value-type="float">
            <text:p>-11</text:p>
          </table:table-cell>
          <table:table-cell table:style-name="ce7" table:formula="of:=COUNT([.F25:.I25])/2" office:value-type="float" office:value="0" calcext:value-type="float">
            <text:p>0</text:p>
          </table:table-cell>
          <table:table-cell/>
          <table:table-cell table:formula="of:=[.C25]*[.D25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6]/[.N$7]*[.M$6]*0.95;2)" office:value-type="float" office:value="0" calcext:value-type="float">
            <text:p>0</text:p>
          </table:table-cell>
          <table:table-cell/>
          <table:table-cell table:formula="of:=IF([.E26]&gt;0;[.E26];0)" office:value-type="float" office:value="0" calcext:value-type="float">
            <text:p>0</text:p>
          </table:table-cell>
          <table:table-cell table:formula="of:=IF([.J26]&lt;0;(IF([.G26]&lt;1;[.G26]-0.5*[.F26];([.G26]-0.5)*([.L$6]+1-[.F26]))+IF([.I26]&lt;1;[.I26]-0.5*[.H26];([.I26]-0.5)*([.L$6]+1-[.H26])))/[.L$6]+[.J26]+1;&quot;&quot;)" office:value-type="float" office:value="-10" calcext:value-type="float">
            <text:p>-10</text:p>
          </table:table-cell>
          <table:table-cell table:number-columns-repeated="4"/>
          <table:table-cell table:formula="of:=IF([.K26]=2;-1;IF([.K26]=1;-6;-11))" office:value-type="float" office:value="-11" calcext:value-type="float">
            <text:p>-11</text:p>
          </table:table-cell>
          <table:table-cell table:style-name="ce7" table:formula="of:=COUNT([.F26:.I26])/2" office:value-type="float" office:value="0" calcext:value-type="float">
            <text:p>0</text:p>
          </table:table-cell>
          <table:table-cell/>
          <table:table-cell table:formula="of:=[.C26]*[.D26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7]/[.N$7]*[.M$6]*0.95;2)" office:value-type="float" office:value="0" calcext:value-type="float">
            <text:p>0</text:p>
          </table:table-cell>
          <table:table-cell/>
          <table:table-cell table:formula="of:=IF([.E27]&gt;0;[.E27];0)" office:value-type="float" office:value="0" calcext:value-type="float">
            <text:p>0</text:p>
          </table:table-cell>
          <table:table-cell table:formula="of:=IF([.J27]&lt;0;(IF([.G27]&lt;1;[.G27]-0.5*[.F27];([.G27]-0.5)*([.L$6]+1-[.F27]))+IF([.I27]&lt;1;[.I27]-0.5*[.H27];([.I27]-0.5)*([.L$6]+1-[.H27])))/[.L$6]+[.J27]+1;&quot;&quot;)" office:value-type="float" office:value="-10" calcext:value-type="float">
            <text:p>-10</text:p>
          </table:table-cell>
          <table:table-cell table:number-columns-repeated="4"/>
          <table:table-cell table:formula="of:=IF([.K27]=2;-1;IF([.K27]=1;-6;-11))" office:value-type="float" office:value="-11" calcext:value-type="float">
            <text:p>-11</text:p>
          </table:table-cell>
          <table:table-cell table:style-name="ce7" table:formula="of:=COUNT([.F27:.I27])/2" office:value-type="float" office:value="0" calcext:value-type="float">
            <text:p>0</text:p>
          </table:table-cell>
          <table:table-cell/>
          <table:table-cell table:formula="of:=[.C27]*[.D27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8]/[.N$7]*[.M$6]*0.95;2)" office:value-type="float" office:value="0" calcext:value-type="float">
            <text:p>0</text:p>
          </table:table-cell>
          <table:table-cell/>
          <table:table-cell table:formula="of:=IF([.E28]&gt;0;[.E28];0)" office:value-type="float" office:value="0" calcext:value-type="float">
            <text:p>0</text:p>
          </table:table-cell>
          <table:table-cell table:formula="of:=IF([.J28]&lt;0;(IF([.G28]&lt;1;[.G28]-0.5*[.F28];([.G28]-0.5)*([.L$6]+1-[.F28]))+IF([.I28]&lt;1;[.I28]-0.5*[.H28];([.I28]-0.5)*([.L$6]+1-[.H28])))/[.L$6]+[.J28]+1;&quot;&quot;)" office:value-type="float" office:value="-10" calcext:value-type="float">
            <text:p>-10</text:p>
          </table:table-cell>
          <table:table-cell table:number-columns-repeated="4"/>
          <table:table-cell table:formula="of:=IF([.K28]=2;-1;IF([.K28]=1;-6;-11))" office:value-type="float" office:value="-11" calcext:value-type="float">
            <text:p>-11</text:p>
          </table:table-cell>
          <table:table-cell table:style-name="ce7" table:formula="of:=COUNT([.F28:.I28])/2" office:value-type="float" office:value="0" calcext:value-type="float">
            <text:p>0</text:p>
          </table:table-cell>
          <table:table-cell/>
          <table:table-cell table:formula="of:=[.C28]*[.D28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29]/[.N$7]*[.M$6]*0.95;2)" office:value-type="float" office:value="0" calcext:value-type="float">
            <text:p>0</text:p>
          </table:table-cell>
          <table:table-cell/>
          <table:table-cell table:formula="of:=IF([.E29]&gt;0;[.E29];0)" office:value-type="float" office:value="0" calcext:value-type="float">
            <text:p>0</text:p>
          </table:table-cell>
          <table:table-cell table:formula="of:=IF([.J29]&lt;0;(IF([.G29]&lt;1;[.G29]-0.5*[.F29];([.G29]-0.5)*([.L$6]+1-[.F29]))+IF([.I29]&lt;1;[.I29]-0.5*[.H29];([.I29]-0.5)*([.L$6]+1-[.H29])))/[.L$6]+[.J29]+1;&quot;&quot;)" office:value-type="float" office:value="-10" calcext:value-type="float">
            <text:p>-10</text:p>
          </table:table-cell>
          <table:table-cell table:number-columns-repeated="4"/>
          <table:table-cell table:formula="of:=IF([.K29]=2;-1;IF([.K29]=1;-6;-11))" office:value-type="float" office:value="-11" calcext:value-type="float">
            <text:p>-11</text:p>
          </table:table-cell>
          <table:table-cell table:style-name="ce7" table:formula="of:=COUNT([.F29:.I29])/2" office:value-type="float" office:value="0" calcext:value-type="float">
            <text:p>0</text:p>
          </table:table-cell>
          <table:table-cell/>
          <table:table-cell table:formula="of:=[.C29]*[.D2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0]/[.N$7]*[.M$6]*0.95;2)" office:value-type="float" office:value="0" calcext:value-type="float">
            <text:p>0</text:p>
          </table:table-cell>
          <table:table-cell/>
          <table:table-cell table:formula="of:=IF([.E30]&gt;0;[.E30];0)" office:value-type="float" office:value="0" calcext:value-type="float">
            <text:p>0</text:p>
          </table:table-cell>
          <table:table-cell table:formula="of:=IF([.J30]&lt;0;(IF([.G30]&lt;1;[.G30]-0.5*[.F30];([.G30]-0.5)*([.L$6]+1-[.F30]))+IF([.I30]&lt;1;[.I30]-0.5*[.H30];([.I30]-0.5)*([.L$6]+1-[.H30])))/[.L$6]+[.J30]+1;&quot;&quot;)" office:value-type="float" office:value="-10" calcext:value-type="float">
            <text:p>-10</text:p>
          </table:table-cell>
          <table:table-cell table:number-columns-repeated="4"/>
          <table:table-cell table:formula="of:=IF([.K30]=2;-1;IF([.K30]=1;-6;-11))" office:value-type="float" office:value="-11" calcext:value-type="float">
            <text:p>-11</text:p>
          </table:table-cell>
          <table:table-cell table:style-name="ce7" table:formula="of:=COUNT([.F30:.I30])/2" office:value-type="float" office:value="0" calcext:value-type="float">
            <text:p>0</text:p>
          </table:table-cell>
          <table:table-cell/>
          <table:table-cell table:formula="of:=[.C30]*[.D30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1]/[.N$7]*[.M$6]*0.95;2)" office:value-type="float" office:value="0" calcext:value-type="float">
            <text:p>0</text:p>
          </table:table-cell>
          <table:table-cell/>
          <table:table-cell table:formula="of:=IF([.E31]&gt;0;[.E31];0)" office:value-type="float" office:value="0" calcext:value-type="float">
            <text:p>0</text:p>
          </table:table-cell>
          <table:table-cell table:formula="of:=IF([.J31]&lt;0;(IF([.G31]&lt;1;[.G31]-0.5*[.F31];([.G31]-0.5)*([.L$6]+1-[.F31]))+IF([.I31]&lt;1;[.I31]-0.5*[.H31];([.I31]-0.5)*([.L$6]+1-[.H31])))/[.L$6]+[.J31]+1;&quot;&quot;)" office:value-type="float" office:value="-10" calcext:value-type="float">
            <text:p>-10</text:p>
          </table:table-cell>
          <table:table-cell table:number-columns-repeated="4"/>
          <table:table-cell table:formula="of:=IF([.K31]=2;-1;IF([.K31]=1;-6;-11))" office:value-type="float" office:value="-11" calcext:value-type="float">
            <text:p>-11</text:p>
          </table:table-cell>
          <table:table-cell table:style-name="ce7" table:formula="of:=COUNT([.F31:.I31])/2" office:value-type="float" office:value="0" calcext:value-type="float">
            <text:p>0</text:p>
          </table:table-cell>
          <table:table-cell/>
          <table:table-cell table:formula="of:=[.C31]*[.D31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2]/[.N$7]*[.M$6]*0.95;2)" office:value-type="float" office:value="0" calcext:value-type="float">
            <text:p>0</text:p>
          </table:table-cell>
          <table:table-cell/>
          <table:table-cell table:formula="of:=IF([.E32]&gt;0;[.E32];0)" office:value-type="float" office:value="0" calcext:value-type="float">
            <text:p>0</text:p>
          </table:table-cell>
          <table:table-cell table:formula="of:=IF([.J32]&lt;0;(IF([.G32]&lt;1;[.G32]-0.5*[.F32];([.G32]-0.5)*([.L$6]+1-[.F32]))+IF([.I32]&lt;1;[.I32]-0.5*[.H32];([.I32]-0.5)*([.L$6]+1-[.H32])))/[.L$6]+[.J32]+1;&quot;&quot;)" office:value-type="float" office:value="-10" calcext:value-type="float">
            <text:p>-10</text:p>
          </table:table-cell>
          <table:table-cell table:number-columns-repeated="4"/>
          <table:table-cell table:formula="of:=IF([.K32]=2;-1;IF([.K32]=1;-6;-11))" office:value-type="float" office:value="-11" calcext:value-type="float">
            <text:p>-11</text:p>
          </table:table-cell>
          <table:table-cell table:style-name="ce7" table:formula="of:=COUNT([.F32:.I32])/2" office:value-type="float" office:value="0" calcext:value-type="float">
            <text:p>0</text:p>
          </table:table-cell>
          <table:table-cell/>
          <table:table-cell table:formula="of:=[.C32]*[.D32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3]/[.N$7]*[.M$6]*0.95;2)" office:value-type="float" office:value="0" calcext:value-type="float">
            <text:p>0</text:p>
          </table:table-cell>
          <table:table-cell/>
          <table:table-cell table:formula="of:=IF([.E33]&gt;0;[.E33];0)" office:value-type="float" office:value="0" calcext:value-type="float">
            <text:p>0</text:p>
          </table:table-cell>
          <table:table-cell table:formula="of:=IF([.J33]&lt;0;(IF([.G33]&lt;1;[.G33]-0.5*[.F33];([.G33]-0.5)*([.L$6]+1-[.F33]))+IF([.I33]&lt;1;[.I33]-0.5*[.H33];([.I33]-0.5)*([.L$6]+1-[.H33])))/[.L$6]+[.J33]+1;&quot;&quot;)" office:value-type="float" office:value="-10" calcext:value-type="float">
            <text:p>-10</text:p>
          </table:table-cell>
          <table:table-cell table:number-columns-repeated="4"/>
          <table:table-cell table:formula="of:=IF([.K33]=2;-1;IF([.K33]=1;-6;-11))" office:value-type="float" office:value="-11" calcext:value-type="float">
            <text:p>-11</text:p>
          </table:table-cell>
          <table:table-cell table:style-name="ce7" table:formula="of:=COUNT([.F33:.I33])/2" office:value-type="float" office:value="0" calcext:value-type="float">
            <text:p>0</text:p>
          </table:table-cell>
          <table:table-cell/>
          <table:table-cell table:formula="of:=[.C33]*[.D33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4]/[.N$7]*[.M$6]*0.95;2)" office:value-type="float" office:value="0" calcext:value-type="float">
            <text:p>0</text:p>
          </table:table-cell>
          <table:table-cell/>
          <table:table-cell table:formula="of:=IF([.E34]&gt;0;[.E34];0)" office:value-type="float" office:value="0" calcext:value-type="float">
            <text:p>0</text:p>
          </table:table-cell>
          <table:table-cell table:formula="of:=IF([.J34]&lt;0;(IF([.G34]&lt;1;[.G34]-0.5*[.F34];([.G34]-0.5)*([.L$6]+1-[.F34]))+IF([.I34]&lt;1;[.I34]-0.5*[.H34];([.I34]-0.5)*([.L$6]+1-[.H34])))/[.L$6]+[.J34]+1;&quot;&quot;)" office:value-type="float" office:value="-10" calcext:value-type="float">
            <text:p>-10</text:p>
          </table:table-cell>
          <table:table-cell table:number-columns-repeated="4"/>
          <table:table-cell table:formula="of:=IF([.K34]=2;-1;IF([.K34]=1;-6;-11))" office:value-type="float" office:value="-11" calcext:value-type="float">
            <text:p>-11</text:p>
          </table:table-cell>
          <table:table-cell table:style-name="ce7" table:formula="of:=COUNT([.F34:.I34])/2" office:value-type="float" office:value="0" calcext:value-type="float">
            <text:p>0</text:p>
          </table:table-cell>
          <table:table-cell/>
          <table:table-cell table:formula="of:=[.C34]*[.D34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5]/[.N$7]*[.M$6]*0.95;2)" office:value-type="float" office:value="0" calcext:value-type="float">
            <text:p>0</text:p>
          </table:table-cell>
          <table:table-cell/>
          <table:table-cell table:formula="of:=IF([.E35]&gt;0;[.E35];0)" office:value-type="float" office:value="0" calcext:value-type="float">
            <text:p>0</text:p>
          </table:table-cell>
          <table:table-cell table:formula="of:=IF([.J35]&lt;0;(IF([.G35]&lt;1;[.G35]-0.5*[.F35];([.G35]-0.5)*([.L$6]+1-[.F35]))+IF([.I35]&lt;1;[.I35]-0.5*[.H35];([.I35]-0.5)*([.L$6]+1-[.H35])))/[.L$6]+[.J35]+1;&quot;&quot;)" office:value-type="float" office:value="-10" calcext:value-type="float">
            <text:p>-10</text:p>
          </table:table-cell>
          <table:table-cell table:number-columns-repeated="4"/>
          <table:table-cell table:formula="of:=IF([.K35]=2;-1;IF([.K35]=1;-6;-11))" office:value-type="float" office:value="-11" calcext:value-type="float">
            <text:p>-11</text:p>
          </table:table-cell>
          <table:table-cell table:style-name="ce7" table:formula="of:=COUNT([.F35:.I35])/2" office:value-type="float" office:value="0" calcext:value-type="float">
            <text:p>0</text:p>
          </table:table-cell>
          <table:table-cell/>
          <table:table-cell table:formula="of:=[.C35]*[.D35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6]/[.N$7]*[.M$6]*0.95;2)" office:value-type="float" office:value="0" calcext:value-type="float">
            <text:p>0</text:p>
          </table:table-cell>
          <table:table-cell/>
          <table:table-cell table:formula="of:=IF([.E36]&gt;0;[.E36];0)" office:value-type="float" office:value="0" calcext:value-type="float">
            <text:p>0</text:p>
          </table:table-cell>
          <table:table-cell table:formula="of:=IF([.J36]&lt;0;(IF([.G36]&lt;1;[.G36]-0.5*[.F36];([.G36]-0.5)*([.L$6]+1-[.F36]))+IF([.I36]&lt;1;[.I36]-0.5*[.H36];([.I36]-0.5)*([.L$6]+1-[.H36])))/[.L$6]+[.J36]+1;&quot;&quot;)" office:value-type="float" office:value="-10" calcext:value-type="float">
            <text:p>-10</text:p>
          </table:table-cell>
          <table:table-cell table:number-columns-repeated="4"/>
          <table:table-cell table:formula="of:=IF([.K36]=2;-1;IF([.K36]=1;-6;-11))" office:value-type="float" office:value="-11" calcext:value-type="float">
            <text:p>-11</text:p>
          </table:table-cell>
          <table:table-cell table:style-name="ce7" table:formula="of:=COUNT([.F36:.I36])/2" office:value-type="float" office:value="0" calcext:value-type="float">
            <text:p>0</text:p>
          </table:table-cell>
          <table:table-cell/>
          <table:table-cell table:formula="of:=[.C36]*[.D36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7]/[.N$7]*[.M$6]*0.95;2)" office:value-type="float" office:value="0" calcext:value-type="float">
            <text:p>0</text:p>
          </table:table-cell>
          <table:table-cell/>
          <table:table-cell table:formula="of:=IF([.E37]&gt;0;[.E37];0)" office:value-type="float" office:value="0" calcext:value-type="float">
            <text:p>0</text:p>
          </table:table-cell>
          <table:table-cell table:formula="of:=IF([.J37]&lt;0;(IF([.G37]&lt;1;[.G37]-0.5*[.F37];([.G37]-0.5)*([.L$6]+1-[.F37]))+IF([.I37]&lt;1;[.I37]-0.5*[.H37];([.I37]-0.5)*([.L$6]+1-[.H37])))/[.L$6]+[.J37]+1;&quot;&quot;)" office:value-type="float" office:value="-10" calcext:value-type="float">
            <text:p>-10</text:p>
          </table:table-cell>
          <table:table-cell table:number-columns-repeated="4"/>
          <table:table-cell table:formula="of:=IF([.K37]=2;-1;IF([.K37]=1;-6;-11))" office:value-type="float" office:value="-11" calcext:value-type="float">
            <text:p>-11</text:p>
          </table:table-cell>
          <table:table-cell table:style-name="ce7" table:formula="of:=COUNT([.F37:.I37])/2" office:value-type="float" office:value="0" calcext:value-type="float">
            <text:p>0</text:p>
          </table:table-cell>
          <table:table-cell/>
          <table:table-cell table:formula="of:=[.C37]*[.D37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8]/[.N$7]*[.M$6]*0.95;2)" office:value-type="float" office:value="0" calcext:value-type="float">
            <text:p>0</text:p>
          </table:table-cell>
          <table:table-cell/>
          <table:table-cell table:formula="of:=IF([.E38]&gt;0;[.E38];0)" office:value-type="float" office:value="0" calcext:value-type="float">
            <text:p>0</text:p>
          </table:table-cell>
          <table:table-cell table:formula="of:=IF([.J38]&lt;0;(IF([.G38]&lt;1;[.G38]-0.5*[.F38];([.G38]-0.5)*([.L$6]+1-[.F38]))+IF([.I38]&lt;1;[.I38]-0.5*[.H38];([.I38]-0.5)*([.L$6]+1-[.H38])))/[.L$6]+[.J38]+1;&quot;&quot;)" office:value-type="float" office:value="-10" calcext:value-type="float">
            <text:p>-10</text:p>
          </table:table-cell>
          <table:table-cell table:number-columns-repeated="4"/>
          <table:table-cell table:formula="of:=IF([.K38]=2;-1;IF([.K38]=1;-6;-11))" office:value-type="float" office:value="-11" calcext:value-type="float">
            <text:p>-11</text:p>
          </table:table-cell>
          <table:table-cell table:style-name="ce7" table:formula="of:=COUNT([.F38:.I38])/2" office:value-type="float" office:value="0" calcext:value-type="float">
            <text:p>0</text:p>
          </table:table-cell>
          <table:table-cell/>
          <table:table-cell table:formula="of:=[.C38]*[.D38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39]/[.N$7]*[.M$6]*0.95;2)" office:value-type="float" office:value="0" calcext:value-type="float">
            <text:p>0</text:p>
          </table:table-cell>
          <table:table-cell/>
          <table:table-cell table:formula="of:=IF([.E39]&gt;0;[.E39];0)" office:value-type="float" office:value="0" calcext:value-type="float">
            <text:p>0</text:p>
          </table:table-cell>
          <table:table-cell table:formula="of:=IF([.J39]&lt;0;(IF([.G39]&lt;1;[.G39]-0.5*[.F39];([.G39]-0.5)*([.L$6]+1-[.F39]))+IF([.I39]&lt;1;[.I39]-0.5*[.H39];([.I39]-0.5)*([.L$6]+1-[.H39])))/[.L$6]+[.J39]+1;&quot;&quot;)" office:value-type="float" office:value="-10" calcext:value-type="float">
            <text:p>-10</text:p>
          </table:table-cell>
          <table:table-cell table:number-columns-repeated="4"/>
          <table:table-cell table:formula="of:=IF([.K39]=2;-1;IF([.K39]=1;-6;-11))" office:value-type="float" office:value="-11" calcext:value-type="float">
            <text:p>-11</text:p>
          </table:table-cell>
          <table:table-cell table:style-name="ce7" table:formula="of:=COUNT([.F39:.I39])/2" office:value-type="float" office:value="0" calcext:value-type="float">
            <text:p>0</text:p>
          </table:table-cell>
          <table:table-cell/>
          <table:table-cell table:formula="of:=[.C39]*[.D3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0]/[.N$7]*[.M$6]*0.95;2)" office:value-type="float" office:value="0" calcext:value-type="float">
            <text:p>0</text:p>
          </table:table-cell>
          <table:table-cell/>
          <table:table-cell table:formula="of:=IF([.E40]&gt;0;[.E40];0)" office:value-type="float" office:value="0" calcext:value-type="float">
            <text:p>0</text:p>
          </table:table-cell>
          <table:table-cell table:formula="of:=IF([.J40]&lt;0;(IF([.G40]&lt;1;[.G40]-0.5*[.F40];([.G40]-0.5)*([.L$6]+1-[.F40]))+IF([.I40]&lt;1;[.I40]-0.5*[.H40];([.I40]-0.5)*([.L$6]+1-[.H40])))/[.L$6]+[.J40]+1;&quot;&quot;)" office:value-type="float" office:value="-10" calcext:value-type="float">
            <text:p>-10</text:p>
          </table:table-cell>
          <table:table-cell table:number-columns-repeated="4"/>
          <table:table-cell table:formula="of:=IF([.K40]=2;-1;IF([.K40]=1;-6;-11))" office:value-type="float" office:value="-11" calcext:value-type="float">
            <text:p>-11</text:p>
          </table:table-cell>
          <table:table-cell table:style-name="ce7" table:formula="of:=COUNT([.F40:.I40])/2" office:value-type="float" office:value="0" calcext:value-type="float">
            <text:p>0</text:p>
          </table:table-cell>
          <table:table-cell/>
          <table:table-cell table:formula="of:=[.C40]*[.D40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1]/[.N$7]*[.M$6]*0.95;2)" office:value-type="float" office:value="0" calcext:value-type="float">
            <text:p>0</text:p>
          </table:table-cell>
          <table:table-cell/>
          <table:table-cell table:formula="of:=IF([.E41]&gt;0;[.E41];0)" office:value-type="float" office:value="0" calcext:value-type="float">
            <text:p>0</text:p>
          </table:table-cell>
          <table:table-cell table:formula="of:=IF([.J41]&lt;0;(IF([.G41]&lt;1;[.G41]-0.5*[.F41];([.G41]-0.5)*([.L$6]+1-[.F41]))+IF([.I41]&lt;1;[.I41]-0.5*[.H41];([.I41]-0.5)*([.L$6]+1-[.H41])))/[.L$6]+[.J41]+1;&quot;&quot;)" office:value-type="float" office:value="-10" calcext:value-type="float">
            <text:p>-10</text:p>
          </table:table-cell>
          <table:table-cell table:number-columns-repeated="4"/>
          <table:table-cell table:formula="of:=IF([.K41]=2;-1;IF([.K41]=1;-6;-11))" office:value-type="float" office:value="-11" calcext:value-type="float">
            <text:p>-11</text:p>
          </table:table-cell>
          <table:table-cell table:style-name="ce7" table:formula="of:=COUNT([.F41:.I41])/2" office:value-type="float" office:value="0" calcext:value-type="float">
            <text:p>0</text:p>
          </table:table-cell>
          <table:table-cell/>
          <table:table-cell table:formula="of:=[.C41]*[.D41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2]/[.N$7]*[.M$6]*0.95;2)" office:value-type="float" office:value="0" calcext:value-type="float">
            <text:p>0</text:p>
          </table:table-cell>
          <table:table-cell/>
          <table:table-cell table:formula="of:=IF([.E42]&gt;0;[.E42];0)" office:value-type="float" office:value="0" calcext:value-type="float">
            <text:p>0</text:p>
          </table:table-cell>
          <table:table-cell table:formula="of:=IF([.J42]&lt;0;(IF([.G42]&lt;1;[.G42]-0.5*[.F42];([.G42]-0.5)*([.L$6]+1-[.F42]))+IF([.I42]&lt;1;[.I42]-0.5*[.H42];([.I42]-0.5)*([.L$6]+1-[.H42])))/[.L$6]+[.J42]+1;&quot;&quot;)" office:value-type="float" office:value="-10" calcext:value-type="float">
            <text:p>-10</text:p>
          </table:table-cell>
          <table:table-cell table:number-columns-repeated="4"/>
          <table:table-cell table:formula="of:=IF([.K42]=2;-1;IF([.K42]=1;-6;-11))" office:value-type="float" office:value="-11" calcext:value-type="float">
            <text:p>-11</text:p>
          </table:table-cell>
          <table:table-cell table:style-name="ce7" table:formula="of:=COUNT([.F42:.I42])/2" office:value-type="float" office:value="0" calcext:value-type="float">
            <text:p>0</text:p>
          </table:table-cell>
          <table:table-cell/>
          <table:table-cell table:formula="of:=[.C42]*[.D42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3]/[.N$7]*[.M$6]*0.95;2)" office:value-type="float" office:value="0" calcext:value-type="float">
            <text:p>0</text:p>
          </table:table-cell>
          <table:table-cell/>
          <table:table-cell table:formula="of:=IF([.E43]&gt;0;[.E43];0)" office:value-type="float" office:value="0" calcext:value-type="float">
            <text:p>0</text:p>
          </table:table-cell>
          <table:table-cell table:formula="of:=IF([.J43]&lt;0;(IF([.G43]&lt;1;[.G43]-0.5*[.F43];([.G43]-0.5)*([.L$6]+1-[.F43]))+IF([.I43]&lt;1;[.I43]-0.5*[.H43];([.I43]-0.5)*([.L$6]+1-[.H43])))/[.L$6]+[.J43]+1;&quot;&quot;)" office:value-type="float" office:value="-10" calcext:value-type="float">
            <text:p>-10</text:p>
          </table:table-cell>
          <table:table-cell table:number-columns-repeated="4"/>
          <table:table-cell table:formula="of:=IF([.K43]=2;-1;IF([.K43]=1;-6;-11))" office:value-type="float" office:value="-11" calcext:value-type="float">
            <text:p>-11</text:p>
          </table:table-cell>
          <table:table-cell table:style-name="ce7" table:formula="of:=COUNT([.F43:.I43])/2" office:value-type="float" office:value="0" calcext:value-type="float">
            <text:p>0</text:p>
          </table:table-cell>
          <table:table-cell/>
          <table:table-cell table:formula="of:=[.C43]*[.D43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4]/[.N$7]*[.M$6]*0.95;2)" office:value-type="float" office:value="0" calcext:value-type="float">
            <text:p>0</text:p>
          </table:table-cell>
          <table:table-cell/>
          <table:table-cell table:formula="of:=IF([.E44]&gt;0;[.E44];0)" office:value-type="float" office:value="0" calcext:value-type="float">
            <text:p>0</text:p>
          </table:table-cell>
          <table:table-cell table:formula="of:=IF([.J44]&lt;0;(IF([.G44]&lt;1;[.G44]-0.5*[.F44];([.G44]-0.5)*([.L$6]+1-[.F44]))+IF([.I44]&lt;1;[.I44]-0.5*[.H44];([.I44]-0.5)*([.L$6]+1-[.H44])))/[.L$6]+[.J44]+1;&quot;&quot;)" office:value-type="float" office:value="-10" calcext:value-type="float">
            <text:p>-10</text:p>
          </table:table-cell>
          <table:table-cell table:number-columns-repeated="4"/>
          <table:table-cell table:formula="of:=IF([.K44]=2;-1;IF([.K44]=1;-6;-11))" office:value-type="float" office:value="-11" calcext:value-type="float">
            <text:p>-11</text:p>
          </table:table-cell>
          <table:table-cell table:style-name="ce7" table:formula="of:=COUNT([.F44:.I44])/2" office:value-type="float" office:value="0" calcext:value-type="float">
            <text:p>0</text:p>
          </table:table-cell>
          <table:table-cell/>
          <table:table-cell table:formula="of:=[.C44]*[.D44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5]/[.N$7]*[.M$6]*0.95;2)" office:value-type="float" office:value="0" calcext:value-type="float">
            <text:p>0</text:p>
          </table:table-cell>
          <table:table-cell/>
          <table:table-cell table:formula="of:=IF([.E45]&gt;0;[.E45];0)" office:value-type="float" office:value="0" calcext:value-type="float">
            <text:p>0</text:p>
          </table:table-cell>
          <table:table-cell table:formula="of:=IF([.J45]&lt;0;(IF([.G45]&lt;1;[.G45]-0.5*[.F45];([.G45]-0.5)*([.L$6]+1-[.F45]))+IF([.I45]&lt;1;[.I45]-0.5*[.H45];([.I45]-0.5)*([.L$6]+1-[.H45])))/[.L$6]+[.J45]+1;&quot;&quot;)" office:value-type="float" office:value="-10" calcext:value-type="float">
            <text:p>-10</text:p>
          </table:table-cell>
          <table:table-cell table:number-columns-repeated="4"/>
          <table:table-cell table:formula="of:=IF([.K45]=2;-1;IF([.K45]=1;-6;-11))" office:value-type="float" office:value="-11" calcext:value-type="float">
            <text:p>-11</text:p>
          </table:table-cell>
          <table:table-cell table:style-name="ce7" table:formula="of:=COUNT([.F45:.I45])/2" office:value-type="float" office:value="0" calcext:value-type="float">
            <text:p>0</text:p>
          </table:table-cell>
          <table:table-cell/>
          <table:table-cell table:formula="of:=[.C45]*[.D45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6]/[.N$7]*[.M$6]*0.95;2)" office:value-type="float" office:value="0" calcext:value-type="float">
            <text:p>0</text:p>
          </table:table-cell>
          <table:table-cell/>
          <table:table-cell table:formula="of:=IF([.E46]&gt;0;[.E46];0)" office:value-type="float" office:value="0" calcext:value-type="float">
            <text:p>0</text:p>
          </table:table-cell>
          <table:table-cell table:formula="of:=IF([.J46]&lt;0;(IF([.G46]&lt;1;[.G46]-0.5*[.F46];([.G46]-0.5)*([.L$6]+1-[.F46]))+IF([.I46]&lt;1;[.I46]-0.5*[.H46];([.I46]-0.5)*([.L$6]+1-[.H46])))/[.L$6]+[.J46]+1;&quot;&quot;)" office:value-type="float" office:value="-10" calcext:value-type="float">
            <text:p>-10</text:p>
          </table:table-cell>
          <table:table-cell table:number-columns-repeated="4"/>
          <table:table-cell table:formula="of:=IF([.K46]=2;-1;IF([.K46]=1;-6;-11))" office:value-type="float" office:value="-11" calcext:value-type="float">
            <text:p>-11</text:p>
          </table:table-cell>
          <table:table-cell table:style-name="ce7" table:formula="of:=COUNT([.F46:.I46])/2" office:value-type="float" office:value="0" calcext:value-type="float">
            <text:p>0</text:p>
          </table:table-cell>
          <table:table-cell/>
          <table:table-cell table:formula="of:=[.C46]*[.D46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7]/[.N$7]*[.M$6]*0.95;2)" office:value-type="float" office:value="0" calcext:value-type="float">
            <text:p>0</text:p>
          </table:table-cell>
          <table:table-cell/>
          <table:table-cell table:formula="of:=IF([.E47]&gt;0;[.E47];0)" office:value-type="float" office:value="0" calcext:value-type="float">
            <text:p>0</text:p>
          </table:table-cell>
          <table:table-cell table:formula="of:=IF([.J47]&lt;0;(IF([.G47]&lt;1;[.G47]-0.5*[.F47];([.G47]-0.5)*([.L$6]+1-[.F47]))+IF([.I47]&lt;1;[.I47]-0.5*[.H47];([.I47]-0.5)*([.L$6]+1-[.H47])))/[.L$6]+[.J47]+1;&quot;&quot;)" office:value-type="float" office:value="-10" calcext:value-type="float">
            <text:p>-10</text:p>
          </table:table-cell>
          <table:table-cell table:number-columns-repeated="4"/>
          <table:table-cell table:formula="of:=IF([.K47]=2;-1;IF([.K47]=1;-6;-11))" office:value-type="float" office:value="-11" calcext:value-type="float">
            <text:p>-11</text:p>
          </table:table-cell>
          <table:table-cell table:style-name="ce7" table:formula="of:=COUNT([.F47:.I47])/2" office:value-type="float" office:value="0" calcext:value-type="float">
            <text:p>0</text:p>
          </table:table-cell>
          <table:table-cell/>
          <table:table-cell table:formula="of:=[.C47]*[.D47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8]/[.N$7]*[.M$6]*0.95;2)" office:value-type="float" office:value="0" calcext:value-type="float">
            <text:p>0</text:p>
          </table:table-cell>
          <table:table-cell/>
          <table:table-cell table:formula="of:=IF([.E48]&gt;0;[.E48];0)" office:value-type="float" office:value="0" calcext:value-type="float">
            <text:p>0</text:p>
          </table:table-cell>
          <table:table-cell table:formula="of:=IF([.J48]&lt;0;(IF([.G48]&lt;1;[.G48]-0.5*[.F48];([.G48]-0.5)*([.L$6]+1-[.F48]))+IF([.I48]&lt;1;[.I48]-0.5*[.H48];([.I48]-0.5)*([.L$6]+1-[.H48])))/[.L$6]+[.J48]+1;&quot;&quot;)" office:value-type="float" office:value="-10" calcext:value-type="float">
            <text:p>-10</text:p>
          </table:table-cell>
          <table:table-cell table:number-columns-repeated="4"/>
          <table:table-cell table:formula="of:=IF([.K48]=2;-1;IF([.K48]=1;-6;-11))" office:value-type="float" office:value="-11" calcext:value-type="float">
            <text:p>-11</text:p>
          </table:table-cell>
          <table:table-cell table:style-name="ce7" table:formula="of:=COUNT([.F48:.I48])/2" office:value-type="float" office:value="0" calcext:value-type="float">
            <text:p>0</text:p>
          </table:table-cell>
          <table:table-cell/>
          <table:table-cell table:formula="of:=[.C48]*[.D48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49]/[.N$7]*[.M$6]*0.95;2)" office:value-type="float" office:value="0" calcext:value-type="float">
            <text:p>0</text:p>
          </table:table-cell>
          <table:table-cell/>
          <table:table-cell table:formula="of:=IF([.E49]&gt;0;[.E49];0)" office:value-type="float" office:value="0" calcext:value-type="float">
            <text:p>0</text:p>
          </table:table-cell>
          <table:table-cell table:formula="of:=IF([.J49]&lt;0;(IF([.G49]&lt;1;[.G49]-0.5*[.F49];([.G49]-0.5)*([.L$6]+1-[.F49]))+IF([.I49]&lt;1;[.I49]-0.5*[.H49];([.I49]-0.5)*([.L$6]+1-[.H49])))/[.L$6]+[.J49]+1;&quot;&quot;)" office:value-type="float" office:value="-10" calcext:value-type="float">
            <text:p>-10</text:p>
          </table:table-cell>
          <table:table-cell table:number-columns-repeated="4"/>
          <table:table-cell table:formula="of:=IF([.K49]=2;-1;IF([.K49]=1;-6;-11))" office:value-type="float" office:value="-11" calcext:value-type="float">
            <text:p>-11</text:p>
          </table:table-cell>
          <table:table-cell table:style-name="ce7" table:formula="of:=COUNT([.F49:.I49])/2" office:value-type="float" office:value="0" calcext:value-type="float">
            <text:p>0</text:p>
          </table:table-cell>
          <table:table-cell/>
          <table:table-cell table:formula="of:=[.C49]*[.D4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0]/[.N$7]*[.M$6]*0.95;2)" office:value-type="float" office:value="0" calcext:value-type="float">
            <text:p>0</text:p>
          </table:table-cell>
          <table:table-cell/>
          <table:table-cell table:formula="of:=IF([.E50]&gt;0;[.E50];0)" office:value-type="float" office:value="0" calcext:value-type="float">
            <text:p>0</text:p>
          </table:table-cell>
          <table:table-cell table:formula="of:=IF([.J50]&lt;0;(IF([.G50]&lt;1;[.G50]-0.5*[.F50];([.G50]-0.5)*([.L$6]+1-[.F50]))+IF([.I50]&lt;1;[.I50]-0.5*[.H50];([.I50]-0.5)*([.L$6]+1-[.H50])))/[.L$6]+[.J50]+1;&quot;&quot;)" office:value-type="float" office:value="-10" calcext:value-type="float">
            <text:p>-10</text:p>
          </table:table-cell>
          <table:table-cell table:number-columns-repeated="4"/>
          <table:table-cell table:formula="of:=IF([.K50]=2;-1;IF([.K50]=1;-6;-11))" office:value-type="float" office:value="-11" calcext:value-type="float">
            <text:p>-11</text:p>
          </table:table-cell>
          <table:table-cell table:style-name="ce7" table:formula="of:=COUNT([.F50:.I50])/2" office:value-type="float" office:value="0" calcext:value-type="float">
            <text:p>0</text:p>
          </table:table-cell>
          <table:table-cell/>
          <table:table-cell table:formula="of:=[.C50]*[.D50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1]/[.N$7]*[.M$6]*0.95;2)" office:value-type="float" office:value="0" calcext:value-type="float">
            <text:p>0</text:p>
          </table:table-cell>
          <table:table-cell/>
          <table:table-cell table:formula="of:=IF([.E51]&gt;0;[.E51];0)" office:value-type="float" office:value="0" calcext:value-type="float">
            <text:p>0</text:p>
          </table:table-cell>
          <table:table-cell table:formula="of:=IF([.J51]&lt;0;(IF([.G51]&lt;1;[.G51]-0.5*[.F51];([.G51]-0.5)*([.L$6]+1-[.F51]))+IF([.I51]&lt;1;[.I51]-0.5*[.H51];([.I51]-0.5)*([.L$6]+1-[.H51])))/[.L$6]+[.J51]+1;&quot;&quot;)" office:value-type="float" office:value="-10" calcext:value-type="float">
            <text:p>-10</text:p>
          </table:table-cell>
          <table:table-cell table:number-columns-repeated="4"/>
          <table:table-cell table:formula="of:=IF([.K51]=2;-1;IF([.K51]=1;-6;-11))" office:value-type="float" office:value="-11" calcext:value-type="float">
            <text:p>-11</text:p>
          </table:table-cell>
          <table:table-cell table:style-name="ce7" table:formula="of:=COUNT([.F51:.I51])/2" office:value-type="float" office:value="0" calcext:value-type="float">
            <text:p>0</text:p>
          </table:table-cell>
          <table:table-cell/>
          <table:table-cell table:formula="of:=[.C51]*[.D51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2]/[.N$7]*[.M$6]*0.95;2)" office:value-type="float" office:value="0" calcext:value-type="float">
            <text:p>0</text:p>
          </table:table-cell>
          <table:table-cell/>
          <table:table-cell table:formula="of:=IF([.E52]&gt;0;[.E52];0)" office:value-type="float" office:value="0" calcext:value-type="float">
            <text:p>0</text:p>
          </table:table-cell>
          <table:table-cell table:formula="of:=IF([.J52]&lt;0;(IF([.G52]&lt;1;[.G52]-0.5*[.F52];([.G52]-0.5)*([.L$6]+1-[.F52]))+IF([.I52]&lt;1;[.I52]-0.5*[.H52];([.I52]-0.5)*([.L$6]+1-[.H52])))/[.L$6]+[.J52]+1;&quot;&quot;)" office:value-type="float" office:value="-10" calcext:value-type="float">
            <text:p>-10</text:p>
          </table:table-cell>
          <table:table-cell table:number-columns-repeated="4"/>
          <table:table-cell table:formula="of:=IF([.K52]=2;-1;IF([.K52]=1;-6;-11))" office:value-type="float" office:value="-11" calcext:value-type="float">
            <text:p>-11</text:p>
          </table:table-cell>
          <table:table-cell table:style-name="ce7" table:formula="of:=COUNT([.F52:.I52])/2" office:value-type="float" office:value="0" calcext:value-type="float">
            <text:p>0</text:p>
          </table:table-cell>
          <table:table-cell/>
          <table:table-cell table:formula="of:=[.C52]*[.D52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3]/[.N$7]*[.M$6]*0.95;2)" office:value-type="float" office:value="0" calcext:value-type="float">
            <text:p>0</text:p>
          </table:table-cell>
          <table:table-cell/>
          <table:table-cell table:formula="of:=IF([.E53]&gt;0;[.E53];0)" office:value-type="float" office:value="0" calcext:value-type="float">
            <text:p>0</text:p>
          </table:table-cell>
          <table:table-cell table:formula="of:=IF([.J53]&lt;0;(IF([.G53]&lt;1;[.G53]-0.5*[.F53];([.G53]-0.5)*([.L$6]+1-[.F53]))+IF([.I53]&lt;1;[.I53]-0.5*[.H53];([.I53]-0.5)*([.L$6]+1-[.H53])))/[.L$6]+[.J53]+1;&quot;&quot;)" office:value-type="float" office:value="-10" calcext:value-type="float">
            <text:p>-10</text:p>
          </table:table-cell>
          <table:table-cell table:number-columns-repeated="4"/>
          <table:table-cell table:formula="of:=IF([.K53]=2;-1;IF([.K53]=1;-6;-11))" office:value-type="float" office:value="-11" calcext:value-type="float">
            <text:p>-11</text:p>
          </table:table-cell>
          <table:table-cell table:style-name="ce7" table:formula="of:=COUNT([.F53:.I53])/2" office:value-type="float" office:value="0" calcext:value-type="float">
            <text:p>0</text:p>
          </table:table-cell>
          <table:table-cell/>
          <table:table-cell table:formula="of:=[.C53]*[.D53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4]/[.N$7]*[.M$6]*0.95;2)" office:value-type="float" office:value="0" calcext:value-type="float">
            <text:p>0</text:p>
          </table:table-cell>
          <table:table-cell/>
          <table:table-cell table:formula="of:=IF([.E54]&gt;0;[.E54];0)" office:value-type="float" office:value="0" calcext:value-type="float">
            <text:p>0</text:p>
          </table:table-cell>
          <table:table-cell table:formula="of:=IF([.J54]&lt;0;(IF([.G54]&lt;1;[.G54]-0.5*[.F54];([.G54]-0.5)*([.L$6]+1-[.F54]))+IF([.I54]&lt;1;[.I54]-0.5*[.H54];([.I54]-0.5)*([.L$6]+1-[.H54])))/[.L$6]+[.J54]+1;&quot;&quot;)" office:value-type="float" office:value="-10" calcext:value-type="float">
            <text:p>-10</text:p>
          </table:table-cell>
          <table:table-cell table:number-columns-repeated="4"/>
          <table:table-cell table:formula="of:=IF([.K54]=2;-1;IF([.K54]=1;-6;-11))" office:value-type="float" office:value="-11" calcext:value-type="float">
            <text:p>-11</text:p>
          </table:table-cell>
          <table:table-cell table:style-name="ce7" table:formula="of:=COUNT([.F54:.I54])/2" office:value-type="float" office:value="0" calcext:value-type="float">
            <text:p>0</text:p>
          </table:table-cell>
          <table:table-cell/>
          <table:table-cell table:formula="of:=[.C54]*[.D54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5]/[.N$7]*[.M$6]*0.95;2)" office:value-type="float" office:value="0" calcext:value-type="float">
            <text:p>0</text:p>
          </table:table-cell>
          <table:table-cell/>
          <table:table-cell table:formula="of:=IF([.E55]&gt;0;[.E55];0)" office:value-type="float" office:value="0" calcext:value-type="float">
            <text:p>0</text:p>
          </table:table-cell>
          <table:table-cell table:formula="of:=IF([.J55]&lt;0;(IF([.G55]&lt;1;[.G55]-0.5*[.F55];([.G55]-0.5)*([.L$6]+1-[.F55]))+IF([.I55]&lt;1;[.I55]-0.5*[.H55];([.I55]-0.5)*([.L$6]+1-[.H55])))/[.L$6]+[.J55]+1;&quot;&quot;)" office:value-type="float" office:value="-10" calcext:value-type="float">
            <text:p>-10</text:p>
          </table:table-cell>
          <table:table-cell table:number-columns-repeated="4"/>
          <table:table-cell table:formula="of:=IF([.K55]=2;-1;IF([.K55]=1;-6;-11))" office:value-type="float" office:value="-11" calcext:value-type="float">
            <text:p>-11</text:p>
          </table:table-cell>
          <table:table-cell table:style-name="ce7" table:formula="of:=COUNT([.F55:.I55])/2" office:value-type="float" office:value="0" calcext:value-type="float">
            <text:p>0</text:p>
          </table:table-cell>
          <table:table-cell/>
          <table:table-cell table:formula="of:=[.C55]*[.D55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6]/[.N$7]*[.M$6]*0.95;2)" office:value-type="float" office:value="0" calcext:value-type="float">
            <text:p>0</text:p>
          </table:table-cell>
          <table:table-cell/>
          <table:table-cell table:formula="of:=IF([.E56]&gt;0;[.E56];0)" office:value-type="float" office:value="0" calcext:value-type="float">
            <text:p>0</text:p>
          </table:table-cell>
          <table:table-cell table:formula="of:=IF([.J56]&lt;0;(IF([.G56]&lt;1;[.G56]-0.5*[.F56];([.G56]-0.5)*([.L$6]+1-[.F56]))+IF([.I56]&lt;1;[.I56]-0.5*[.H56];([.I56]-0.5)*([.L$6]+1-[.H56])))/[.L$6]+[.J56]+1;&quot;&quot;)" office:value-type="float" office:value="-10" calcext:value-type="float">
            <text:p>-10</text:p>
          </table:table-cell>
          <table:table-cell table:number-columns-repeated="4"/>
          <table:table-cell table:formula="of:=IF([.K56]=2;-1;IF([.K56]=1;-6;-11))" office:value-type="float" office:value="-11" calcext:value-type="float">
            <text:p>-11</text:p>
          </table:table-cell>
          <table:table-cell table:style-name="ce7" table:formula="of:=COUNT([.F56:.I56])/2" office:value-type="float" office:value="0" calcext:value-type="float">
            <text:p>0</text:p>
          </table:table-cell>
          <table:table-cell/>
          <table:table-cell table:formula="of:=[.C56]*[.D56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7]/[.N$7]*[.M$6]*0.95;2)" office:value-type="float" office:value="0" calcext:value-type="float">
            <text:p>0</text:p>
          </table:table-cell>
          <table:table-cell/>
          <table:table-cell table:formula="of:=IF([.E57]&gt;0;[.E57];0)" office:value-type="float" office:value="0" calcext:value-type="float">
            <text:p>0</text:p>
          </table:table-cell>
          <table:table-cell table:formula="of:=IF([.J57]&lt;0;(IF([.G57]&lt;1;[.G57]-0.5*[.F57];([.G57]-0.5)*([.L$6]+1-[.F57]))+IF([.I57]&lt;1;[.I57]-0.5*[.H57];([.I57]-0.5)*([.L$6]+1-[.H57])))/[.L$6]+[.J57]+1;&quot;&quot;)" office:value-type="float" office:value="-10" calcext:value-type="float">
            <text:p>-10</text:p>
          </table:table-cell>
          <table:table-cell table:number-columns-repeated="4"/>
          <table:table-cell table:formula="of:=IF([.K57]=2;-1;IF([.K57]=1;-6;-11))" office:value-type="float" office:value="-11" calcext:value-type="float">
            <text:p>-11</text:p>
          </table:table-cell>
          <table:table-cell table:style-name="ce7" table:formula="of:=COUNT([.F57:.I57])/2" office:value-type="float" office:value="0" calcext:value-type="float">
            <text:p>0</text:p>
          </table:table-cell>
          <table:table-cell/>
          <table:table-cell table:formula="of:=[.C57]*[.D57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8]/[.N$7]*[.M$6]*0.95;2)" office:value-type="float" office:value="0" calcext:value-type="float">
            <text:p>0</text:p>
          </table:table-cell>
          <table:table-cell/>
          <table:table-cell table:formula="of:=IF([.E58]&gt;0;[.E58];0)" office:value-type="float" office:value="0" calcext:value-type="float">
            <text:p>0</text:p>
          </table:table-cell>
          <table:table-cell table:formula="of:=IF([.J58]&lt;0;(IF([.G58]&lt;1;[.G58]-0.5*[.F58];([.G58]-0.5)*([.L$6]+1-[.F58]))+IF([.I58]&lt;1;[.I58]-0.5*[.H58];([.I58]-0.5)*([.L$6]+1-[.H58])))/[.L$6]+[.J58]+1;&quot;&quot;)" office:value-type="float" office:value="-10" calcext:value-type="float">
            <text:p>-10</text:p>
          </table:table-cell>
          <table:table-cell table:number-columns-repeated="4"/>
          <table:table-cell table:formula="of:=IF([.K58]=2;-1;IF([.K58]=1;-6;-11))" office:value-type="float" office:value="-11" calcext:value-type="float">
            <text:p>-11</text:p>
          </table:table-cell>
          <table:table-cell table:style-name="ce7" table:formula="of:=COUNT([.F58:.I58])/2" office:value-type="float" office:value="0" calcext:value-type="float">
            <text:p>0</text:p>
          </table:table-cell>
          <table:table-cell/>
          <table:table-cell table:formula="of:=[.C58]*[.D58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formula="of:=ROUNDDOWN([.M59]/[.N$7]*[.M$6]*0.95;2)" office:value-type="float" office:value="0" calcext:value-type="float">
            <text:p>0</text:p>
          </table:table-cell>
          <table:table-cell/>
          <table:table-cell table:formula="of:=IF([.E59]&gt;0;[.E59];0)" office:value-type="float" office:value="0" calcext:value-type="float">
            <text:p>0</text:p>
          </table:table-cell>
          <table:table-cell table:formula="of:=IF([.J59]&lt;0;(IF([.G59]&lt;1;[.G59]-0.5*[.F59];([.G59]-0.5)*([.L$6]+1-[.F59]))+IF([.I59]&lt;1;[.I59]-0.5*[.H59];([.I59]-0.5)*([.L$6]+1-[.H59])))/[.L$6]+[.J59]+1;&quot;&quot;)" office:value-type="float" office:value="-10" calcext:value-type="float">
            <text:p>-10</text:p>
          </table:table-cell>
          <table:table-cell table:number-columns-repeated="4"/>
          <table:table-cell table:formula="of:=IF([.K59]=2;-1;IF([.K59]=1;-6;-11))" office:value-type="float" office:value="-11" calcext:value-type="float">
            <text:p>-11</text:p>
          </table:table-cell>
          <table:table-cell table:style-name="ce7" table:formula="of:=COUNT([.F59:.I59])/2" office:value-type="float" office:value="0" calcext:value-type="float">
            <text:p>0</text:p>
          </table:table-cell>
          <table:table-cell/>
          <table:table-cell table:formula="of:=[.C59]*[.D59]/[.M$6]/[.N$6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1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time-style style:name="N108">
      <number:hours/>
      <number:text>:</number:text>
      <number:minutes number:style="long"/>
    </number:time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4">00.00.0000</text:date>, <text:time style:data-style-name="N2" text:time-value="22:23:40.63257691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46:09.614551519</meta:creation-date>
    <dc:date>2016-09-04T22:29:47.609027582</dc:date>
    <meta:editing-duration>P1DT22H54M22S</meta:editing-duration>
    <meta:editing-cycles>16</meta:editing-cycles>
    <meta:generator>LibreOffice/4.2.8.2$Linux_x86 LibreOffice_project/420m0$Build-2</meta:generator>
    <meta:document-statistic meta:table-count="1" meta:cell-count="388" meta:object-count="0"/>
  </office:meta>
</office:document-meta>
</file>